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style:font-name="arial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REATE TABLE h1b_applications(s_no int,case_status string,</text:span><text:line-break/><text:span text:style-name="T1">employer_name string, soc_name string, job_title string,</text:span><text:line-break/><text:span text:style-name="T1">full_time_position string,prevailing_wage bigint,year string, worksite</text:span><text:line-break/><text:span text:style-name="T1">string, longitute double, latitute double )</text:span><text:line-break/><text:span text:style-name="T1">ROW FORMAT SERDE 'org.apache.hadoop.hive.serde2.OpenCSVSerde'</text:span><text:line-break/><text:span text:style-name="T1">WITH SERDEPROPERTIES (</text:span><text:line-break/><text:span text:style-name="T1">"separatorChar" = ",",</text:span><text:line-break/><text:span text:style-name="T1">"quoteChar" = "\""</text:span><text:line-break/><text:span text:style-name="T1">) STORED AS TEXTFILE;</text:span><text:line-break/><text:line-break/><text:span text:style-name="T1">load data local inpath '/home/hduser/h1b.csv' overwrite into table</text:span><text:line-break/><text:span text:style-name="T1">h1b_applications;</text:span><text:line-break/><text:line-break/><text:span text:style-name="T1">CREATE TABLE h1b_app2(s_no int,case_status string, employer_name</text:span><text:line-break/><text:span text:style-name="T1">string, soc_name string, job_title string, full_time_position</text:span><text:line-break/><text:span text:style-name="T1">string,prevailing_wage bigint,year string, worksite string, longitute</text:span><text:line-break/><text:span text:style-name="T1">double, latitute double )</text:span><text:line-break/><text:span text:style-name="T1">row format delimited</text:span><text:line-break/><text:span text:style-name="T1">fields terminated by '\t'</text:span><text:line-break/><text:span text:style-name="T1">STORED AS TEXTFILE;</text:span><text:line-break/><text:line-break/><text:line-break/><text:span text:style-name="T1">INSERT OVERWRITE TABLE h1b_app2 SELECT regexp_replace(s_no, "\t", ""),</text:span><text:line-break/><text:span text:style-name="T1">regexp_replace(case_status, "\t", ""), regexp_replace(employer_name,</text:span><text:line-break/><text:span text:style-name="T1">"\t", ""), regexp_replace(soc_name, "\t", ""),</text:span><text:line-break/><text:span text:style-name="T1">regexp_replace(job_title, "\t", ""),</text:span><text:line-break/><text:span text:style-name="T1">regexp_replace(full_time_position, "\t", ""), prevailing_wage,</text:span><text:line-break/><text:span text:style-name="T1">regexp_replace(year, "\t", ""), regexp_replace(worksite, "\t", ""),</text:span><text:line-break/><text:span text:style-name="T1">regexp_replace(longitute, "\t", ""), regexp_replace(latitute, "\t",</text:span><text:line-break/><text:span text:style-name="T1">"") FROM h1b_applications where case_status != "NA";</text:span><text:line-break/><text:line-break/><text:span text:style-name="T1">CREATE TABLE h1b_final(s_no int,case_status string, employer_name</text:span><text:line-break/><text:span text:style-name="T1">string, soc_name string, job_title string, full_time_position</text:span><text:line-break/><text:span text:style-name="T1">string,prevailing_wage bigint,year string, worksite string, longitute</text:span><text:line-break/><text:span text:style-name="T1">double, latitute double )</text:span><text:line-break/><text:span text:style-name="T1">row format delimited</text:span><text:line-break/><text:span text:style-name="T1">fields terminated by '\t'</text:span><text:line-break/><text:span text:style-name="T1">STORED AS TEXTFILE;</text:span><text:line-break/><text:line-break/><text:span text:style-name="T1">INSERT OVERWRITE TABLE h1b_final SELECT s_no,</text:span><text:line-break/><text:span text:style-name="T1">case when trim(case_status) = "PENDING QUALITY AND COMPLIANCE REVIEW -</text:span><text:line-break/><text:span text:style-name="T1">UNASSIGNED" then "DENIED"</text:span><text:line-break/><text:span text:style-name="T1">when trim(case_status) = "REJECTED" then "DENIED"</text:span><text:line-break/><text:span text:style-name="T1">when trim(case_status) = "INVALIDATED" then "DENIED"</text:span><text:line-break/><text:span text:style-name="T1">else case_status end,</text:span><text:line-break/><text:span text:style-name="T1">employer_name, soc_name, job_title, full_time_position,</text:span><text:line-break/><text:span text:style-name="T1">case when prevailing_wage is null then 100000</text:span><text:line-break/><text:span text:style-name="T1">else prevailing_wage end,</text:span><text:line-break/><text:span text:style-name="T1">year, worksite, longitute, latitute</text:span><text:line-break/><text:span text:style-name="T1">FROM h1b_app2;</text:span><text:line-break/><text:line-break/><text:line-break/><text:span text:style-name="T1">select year, count(*) from h1b_final group by year;</text:span><text:line-break/><text:span text:style-name="T1">--------------------------------------------------</text:span><text:line-break/><text:span text:style-name="T1">2011    358767</text:span><text:line-break/><text:span text:style-name="T1">2013    442114</text:span><text:line-break/><text:span text:style-name="T1">2015    618727</text:span><text:line-break/><text:span text:style-name="T1">2012    415607</text:span><text:line-break/><text:span text:style-name="T1">2014    519427</text:span><text:line-break/><text:span text:style-name="T1">2016    647803</text:span><text:line-break/><text:line-break/><text:span text:style-name="T1">total 3002445 records</text:span><text:line-break/><text:line-break/><text:span text:style-name="T1">select case_status, count(*) from h1b_final group by case_status;</text:span><text:line-break/><text:span text:style-name="T1">----------------------------------------------------------------</text:span><text:line-break/><text:line-break/><text:soft-page-break/><text:span text:style-name="T1">new data</text:span><text:line-break/><text:span text:style-name="T1">-------</text:span><text:line-break/><text:span text:style-name="T1">CERTIFIED-WITHDRAWN     202659</text:span><text:line-break/><text:span text:style-name="T1">WITHDRAWN       89799</text:span><text:line-break/><text:span text:style-name="T1">CERTIFIED       2615623</text:span><text:line-break/><text:span text:style-name="T1">DENIED  94364</text:span><text:line-break/><text:line-break/><text:span text:style-name="T1">total records : 300244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6:34:39.542893207</meta:creation-date>
    <dc:date>2017-12-14T16:35:17.674745364</dc:date>
    <meta:editing-duration>PT4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1" meta:word-count="256" meta:character-count="2458" meta:non-whitespace-character-count="2156"/>
  </office:meta>
</office:document-meta>
</file>